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udemy.com/course/devops-automation-aws-codepipeline-elastic-beanstalk/learn/lecture/6001820#overview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5:50:19.236106380</meta:creation-date>
    <dc:date>2022-03-29T15:51:02.808029825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112" meta:non-whitespace-character-count="112"/>
    <meta:generator>LibreOffice/6.4.7.2$Linux_X86_64 LibreOffice_project/40$Build-2</meta:generator>
  </office:meta>
</office:document-meta>
</file>